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7ab3f" officeooo:paragraph-rsid="0007ab3f"/>
    </style:style>
    <style:style style:name="P2" style:family="paragraph" style:parent-style-name="Standard">
      <style:text-properties officeooo:rsid="0007ab3f" officeooo:paragraph-rsid="0007ab3f"/>
    </style:style>
    <style:style style:name="P3" style:family="paragraph" style:parent-style-name="Standard">
      <style:text-properties officeooo:rsid="000abff7" officeooo:paragraph-rsid="000abf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ot cell box:</text:p>
      <text:p text:style-name="P1"><text:s text:c="11"/>width x height <text:s/>( <text:s text:c="2"/>llx, <text:s/>lly <text:s/>), ( <text:s text:c="2"/>urx, <text:s/>ury <text:s/>) <text:s/>area (units^2)</text:p>
      <text:p text:style-name="P1"/>
      <text:p text:style-name="P1">microns: <text:s/>185.40 x 165.30 <text:s/>(-106.80, -118.80), ( 78.60, <text:s/>46.50) <text:s/>30646.62 <text:s/></text:p>
      <text:p text:style-name="P1">lambda: <text:s text:c="5"/>618 x 551 <text:s text:c="4"/>( <text:s/>-356, -396 <text:s/>), ( <text:s text:c="2"/>262, <text:s/>155 <text:s/>) <text:s/>340518 <text:s text:c="3"/></text:p>
      <text:p text:style-name="P1"/>
      <text:p text:style-name="P1"/>
      <text:p text:style-name="P1"/>
      <text:p text:style-name="P1">% source basic-test.irsim</text:p>
      <text:p text:style-name="P1">Y=01111111 Shamt=001 A=11111111 arith=0 right=1 time=100.000000ns</text:p>
      <text:p text:style-name="P1"/>
      <text:p text:style-name="P1">Y=00011110 Shamt=001 A=00001111 arith=0 right=0 time=200.000000ns</text:p>
      <text:p text:style-name="P1"/>
      <text:p text:style-name="P1">Y=00111100 Shamt=010 A=00001111 arith=0 right=0 time=300.000000ns</text:p>
      <text:p text:style-name="P1"/>
      <text:p text:style-name="P1">Y=00001100 Shamt=010 A=00000011 arith=0 right=0 time=400.000000ns</text:p>
      <text:p text:style-name="P1"/>
      <text:p text:style-name="P1">Y=11110000 Shamt=100 A=00001111 arith=0 right=0 time=500.000000ns</text:p>
      <text:p text:style-name="P1"/>
      <text:p text:style-name="P1">Y=00110000 Shamt=100 A=00000011 arith=0 right=0 time=600.000000ns</text:p>
      <text:p text:style-name="P1"/>
      <text:p text:style-name="P1">Y=11100000 Shamt=101 A=10101111 arith=0 right=0 time=700.000000ns</text:p>
      <text:p text:style-name="P1"/>
      <text:p text:style-name="P1">Y=01010111 Shamt=001 A=10101111 arith=0 right=1 time=800.000000ns</text:p>
      <text:p text:style-name="P1"/>
      <text:p text:style-name="P1">Y=00101011 Shamt=010 A=10101111 arith=0 right=1 time=900.000000ns</text:p>
      <text:p text:style-name="P1"/>
      <text:p text:style-name="P1">Y=00101100 Shamt=010 A=10110011 arith=0 right=1 time=1000.000000ns</text:p>
      <text:p text:style-name="P1"/>
      <text:p text:style-name="P1">Y=00000000 Shamt=100 A=00001111 arith=0 right=1 time=1100.000000ns</text:p>
      <text:p text:style-name="P1"/>
      <text:p text:style-name="P1">Y=00001011 Shamt=100 A=10110011 arith=0 right=1 time=1200.000000ns</text:p>
      <text:p text:style-name="P1"/>
      <text:p text:style-name="P1">Y=11010111 Shamt=001 A=10101111 arith=1 right=1 time=1300.000000ns</text:p>
      <text:p text:style-name="P1"/>
      <text:p text:style-name="P1">Y=11101011 Shamt=010 A=10101111 arith=1 right=1 time=1400.000000ns</text:p>
      <text:p text:style-name="P1"/>
      <text:p text:style-name="P1">Y=11101100 Shamt=010 A=10110011 arith=1 right=1 time=1500.000000ns</text:p>
      <text:p text:style-name="P1"/>
      <text:p text:style-name="P1">Y=11111010 Shamt=100 A=10101111 arith=1 right=1 time=1600.000000ns</text:p>
      <text:p text:style-name="P1"/>
      <text:p text:style-name="P1">Y=11111011 Shamt=100 A=10110011 arith=1 right=1 time=1700.000000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Root cell box:</text:p>
      <text:p text:style-name="P3"><text:s text:c="11"/>width x height <text:s/>( <text:s text:c="2"/>llx, <text:s/>lly <text:s/>), ( <text:s text:c="2"/>urx, <text:s/>ury <text:s/>) <text:s/>area (units^2)</text:p>
      <text:p text:style-name="P3"/>
      <text:p text:style-name="P3">microns: <text:s/>916.20 x 612.90 <text:s/>(-72.90, -9.60 ), ( 843.30, <text:s/>603.30) <text:s/>561539.00 </text:p>
      <text:p text:style-name="P3">lambda: <text:s text:c="4"/>3054 x 2043 <text:s text:c="3"/>( <text:s/>-243, -32 <text:s text:c="2"/>), ( <text:s/>2811, <text:s/>2011 ) <text:s/>6239322 <text:s/></text:p>
      <text:p text:style-name="P3">source shifter_alu_test.irsim</text:p>
      <text:p text:style-name="P3">result=01010101 b=11111111 A=11111111 op=0001001 result0=1 result7=0 zero=0 time=100.000000ns</text:p>
      <text:p text:style-name="P3"/>
      <text:p text:style-name="P3">result=00000000 b=10101010 A=10101010 op=0001001 result0=0 result7=0 zero=1 time=200.000000ns</text:p>
      <text:p text:style-name="P3"/>
      <text:p text:style-name="P3">result=00001001 b=00001001 A=00001001 op=0001001 result0=1 result7=0 zero=0 time=300.000000ns</text:p>
      <text:p text:style-name="P3"/>
      <text:p text:style-name="P3">result=11111111 b=11111111 A=11111111 op=0111001 result0=1 result7=1 zero=0 time=400.000000ns</text:p>
      <text:p text:style-name="P3"/>
      <text:p text:style-name="P3">result=01010111 b=00000010 A=00000010 op=0111001 result0=1 result7=0 zero=0 time=500.000000ns</text:p>
      <text:p text:style-name="P3"/>
      <text:p text:style-name="P3">result=11001111 b=11001111 A=11001111 op=0111001 result0=1 result7=1 zero=0 time=600.000000ns</text:p>
      <text:p text:style-name="P3"/>
      <text:p text:style-name="P3">result=00110000 b=11001111 A=11001111 op=1000001 result0=0 result7=0 zero=0 time=700.000000ns</text:p>
      <text:p text:style-name="P3"/>
      <text:p text:style-name="P3">result=10101000 b=00000010 A=00000010 op=1000001 result0=0 result7=1 zero=0 time=800.000000ns</text:p>
      <text:p text:style-name="P3"/>
      <text:p text:style-name="P3">result=00000000 b=11111111 A=11111111 op=1000001 result0=0 result7=0 zero=1 time=900.000000ns</text:p>
      <text:p text:style-name="P3"/>
      <text:p text:style-name="P3">result=10101010 b=11111111 A=11111111 op=0110001 result0=0 result7=1 zero=0 time=1000.000000ns</text:p>
      <text:p text:style-name="P3"/>
      <text:p text:style-name="P3">result=10100101 b=11110000 A=11110000 op=0110001 result0=1 result7=1 zero=0 time=1100.000000ns</text:p>
      <text:p text:style-name="P3"/>
      <text:p text:style-name="P3">result=00001111 b=11111111 A=11111111 op=0110001 result0=1 result7=0 zero=0 time=1200.000000ns</text:p>
      <text:p text:style-name="P3"/>
      <text:p text:style-name="P3">result=11101111 b=01111111 A=01111111 op=0101000 result0=1 result7=1 zero=0 time=1300.000000ns</text:p>
      <text:p text:style-name="P3"/>
      <text:p text:style-name="P3">result=01110010 b=01101000 A=01101000 op=0101000 result0=0 result7=0 zero=0 time=1400.000000ns</text:p>
      <text:p text:style-name="P3"/>
      <text:p text:style-name="P3">result=10001001 b=01111111 A=01111111 op=0101000 result0=1 result7=1 zero=0 time=1500.000000ns</text:p>
      <text:p text:style-name="P3"><text:soft-page-break/></text:p>
      <text:p text:style-name="P3">result=01110101 b=00001010 A=00001010 op=1010100 result0=1 result7=0 zero=0 time=1600.000000ns</text:p>
      <text:p text:style-name="P3"/>
      <text:p text:style-name="P3">result=00000101 b=00001010 A=00001010 op=1010100 result0=1 result7=0 zero=0 time=1700.000000ns</text:p>
      <text:p text:style-name="P3"/>
      <text:p text:style-name="P3">result=01101110 b=00001010 A=00001010 op=1010100 result0=0 result7=0 zero=0 time=1800.000000ns</text:p>
      <text:p text:style-name="P3"/>
      <text:p text:style-name="P3">result=00000000 b=00001010 A=00001010 op=1010110 result0=0 result7=0 zero=1 time=1900.000000ns</text:p>
      <text:p text:style-name="P3"/>
      <text:p text:style-name="P3">result=00000000 b=00001010 A=00001010 op=1010110 result0=0 result7=0 zero=1 time=2000.000000ns</text:p>
      <text:p text:style-name="P3"/>
      <text:p text:style-name="P3">result=00000001 b=00001010 A=00001010 op=1010110 result0=1 result7=0 zero=0 time=2100.000000ns</text:p>
      <text:p text:style-name="P3"/>
      <text:p text:style-name="P3">result=00000001 b=00101010 A=00101010 op=1010110 result0=1 result7=0 zero=0 time=2200.000000ns</text:p>
      <text:p text:style-name="P3"/>
      <text:p text:style-name="P3">result=00000000 b=00000000 A=00000000 op=1010110 result0=0 result7=0 zero=1 time=2300.000000ns</text:p>
      <text:p text:style-name="P3"/>
      <text:p text:style-name="P3">result=00000001 b=11111111 A=11111111 op=1010110 result0=1 result7=0 zero=0 time=2400.000000ns</text:p>
      <text:p text:style-name="P3"/>
      <text:p text:style-name="P3">result=00000001 b=11111111 A=11111111 op=1010110 result0=1 result7=0 zero=0 time=2500.000000ns</text:p>
      <text:p text:style-name="P3"/>
      <text:p text:style-name="P3">result=00000000 b=11111111 A=11111111 op=1010110 result0=0 result7=0 zero=1 time=2600.000000ns</text:p>
      <text:p text:style-name="P3"/>
      <text:p text:style-name="P3">result=00000000 b=00000000 A=00000000 op=1010110 result0=0 result7=0 zero=1 time=2700.000000ns</text:p>
      <text:p text:style-name="P3"/>
      <text:p text:style-name="P3">result=01111111 b=11111111 A=11111111 op=1010111 result0=1 result7=0 zero=0 time=2800.000000ns</text:p>
      <text:p text:style-name="P3"/>
      <text:p text:style-name="P3">result=00011110 b=00001111 A=00001111 op=1010111 result0=0 result7=0 zero=0 time=2900.000000ns</text:p>
      <text:p text:style-name="P3"/>
      <text:p text:style-name="P3">result=00111100 b=00001111 A=00001111 op=1010111 result0=0 result7=0 zero=0 time=3000.000000ns</text:p>
      <text:p text:style-name="P3"/>
      <text:p text:style-name="P3">result=00001100 b=00000011 A=00000011 op=1010111 result0=0 result7=0 zero=0 time=3100.000000ns</text:p>
      <text:p text:style-name="P3"/>
      <text:p text:style-name="P3"><text:soft-page-break/>result=11110000 b=00001111 A=00001111 op=1010111 result0=0 result7=1 zero=0 time=3200.000000ns</text:p>
      <text:p text:style-name="P3"/>
      <text:p text:style-name="P3">result=00110000 b=00000011 A=00000011 op=1010111 result0=0 result7=0 zero=0 time=3300.000000ns</text:p>
      <text:p text:style-name="P3"/>
      <text:p text:style-name="P3">result=11100000 b=10101111 A=10101111 op=1010111 result0=0 result7=1 zero=0 time=3400.000000ns</text:p>
      <text:p text:style-name="P3"/>
      <text:p text:style-name="P3">result=01010111 b=10101111 A=10101111 op=1010111 result0=1 result7=0 zero=0 time=3500.000000ns</text:p>
      <text:p text:style-name="P3"/>
      <text:p text:style-name="P3">result=00101011 b=10101111 A=10101111 op=1010111 result0=1 result7=0 zero=0 time=3600.000000ns</text:p>
      <text:p text:style-name="P3"/>
      <text:p text:style-name="P3">result=00101100 b=10110011 A=10110011 op=1010111 result0=0 result7=0 zero=0 time=3700.000000ns</text:p>
      <text:p text:style-name="P3"/>
      <text:p text:style-name="P3">result=00000000 b=00001111 A=00001111 op=1010111 result0=0 result7=0 zero=1 time=3800.000000ns</text:p>
      <text:p text:style-name="P3"/>
      <text:p text:style-name="P3">result=00001011 b=10110011 A=10110011 op=1010111 result0=1 result7=0 zero=0 time=3900.000000ns</text:p>
      <text:p text:style-name="P3"/>
      <text:p text:style-name="P3">result=11010111 b=10101111 A=10101111 op=1010111 result0=1 result7=1 zero=0 time=4000.000000ns</text:p>
      <text:p text:style-name="P3"/>
      <text:p text:style-name="P3">result=11101011 b=10101111 A=10101111 op=1010111 result0=1 result7=1 zero=0 time=4100.000000ns</text:p>
      <text:p text:style-name="P3"/>
      <text:p text:style-name="P3">result=11101100 b=10110011 A=10110011 op=1010111 result0=0 result7=1 zero=0 time=4200.000000ns</text:p>
      <text:p text:style-name="P3"/>
      <text:p text:style-name="P3">result=11111010 b=10101111 A=10101111 op=1010111 result0=0 result7=1 zero=0 time=4300.000000ns</text:p>
      <text:p text:style-name="P3"/>
      <text:p text:style-name="P3">result=11111011 b=10110011 A=10110011 op=1010111 result0=1 result7=1 zero=0 time=4400.000000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4:30:58.491127996</meta:creation-date>
    <meta:editing-duration>PT1M5S</meta:editing-duration>
    <meta:editing-cycles>3</meta:editing-cycles>
    <meta:generator>LibreOffice/5.1.6.2.0$Linux_X86_64 LibreOffice_project/10$Build-2</meta:generator>
    <dc:date>2017-05-08T13:17:12.384767042</dc:date>
    <meta:document-statistic meta:table-count="0" meta:image-count="0" meta:object-count="0" meta:page-count="4" meta:paragraph-count="71" meta:word-count="538" meta:character-count="5771" meta:non-whitespace-character-count="5216"/>
  </office:meta>
</office:document-meta>
</file>